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Pool.ConstantPool( DataInput data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lassNameReader.getClassName( InputStream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